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d1" officeooo:paragraph-rsid="000297d1"/>
    </style:style>
    <style:style style:name="P2" style:family="paragraph" style:parent-style-name="Standard" style:list-style-name="L2">
      <style:text-properties officeooo:rsid="000297d1" officeooo:paragraph-rsid="000297d1"/>
    </style:style>
    <style:style style:name="P3" style:family="paragraph" style:parent-style-name="Standard">
      <style:text-properties officeooo:rsid="0002b43d" officeooo:paragraph-rsid="0002b43d"/>
    </style:style>
    <style:style style:name="P4" style:family="paragraph" style:parent-style-name="Standard">
      <style:text-properties officeooo:rsid="0004d526" officeooo:paragraph-rsid="0004d526"/>
    </style:style>
    <style:style style:name="P5" style:family="paragraph" style:parent-style-name="Standard">
      <style:text-properties officeooo:rsid="00068368" officeooo:paragraph-rsid="00068368"/>
    </style:style>
    <style:style style:name="P6" style:family="paragraph" style:parent-style-name="Standard">
      <style:text-properties officeooo:rsid="0006852d" officeooo:paragraph-rsid="0006852d"/>
    </style:style>
    <style:style style:name="P7" style:family="paragraph" style:parent-style-name="Text_20_body">
      <style:text-properties officeooo:rsid="00029686" officeooo:paragraph-rsid="00029686"/>
    </style:style>
    <style:style style:name="P8" style:family="paragraph" style:parent-style-name="Text_20_body" style:list-style-name="L1">
      <style:text-properties officeooo:rsid="00029686" officeooo:paragraph-rsid="00029686"/>
    </style:style>
    <style:style style:name="P9" style:family="paragraph" style:parent-style-name="Text_20_body" style:list-style-name="L1">
      <style:text-properties officeooo:paragraph-rsid="00029686"/>
    </style:style>
    <style:style style:name="P10" style:family="paragraph" style:parent-style-name="Text_20_body">
      <style:text-properties officeooo:rsid="0007d486" officeooo:paragraph-rsid="0007d486"/>
    </style:style>
    <style:style style:name="P11" style:family="paragraph" style:parent-style-name="Text_20_body">
      <style:text-properties officeooo:rsid="0008d507" officeooo:paragraph-rsid="0008d507"/>
    </style:style>
    <style:style style:name="P12" style:family="paragraph" style:parent-style-name="Text_20_body">
      <style:text-properties officeooo:rsid="000b5a92" officeooo:paragraph-rsid="000b5a92"/>
    </style:style>
    <style:style style:name="P13" style:family="paragraph" style:parent-style-name="Text_20_body" style:list-style-name="L3">
      <style:text-properties officeooo:rsid="000d42a7" officeooo:paragraph-rsid="000d42a7"/>
    </style:style>
    <style:style style:name="P14" style:family="paragraph" style:parent-style-name="Text_20_body">
      <style:text-properties officeooo:rsid="000d42a7" officeooo:paragraph-rsid="000d42a7"/>
    </style:style>
    <style:style style:name="P15" style:family="paragraph" style:parent-style-name="Text_20_body" style:list-style-name="L4">
      <style:text-properties officeooo:rsid="000d42a7" officeooo:paragraph-rsid="000d42a7"/>
    </style:style>
    <style:style style:name="P16" style:family="paragraph" style:parent-style-name="Text_20_body" style:list-style-name="L4">
      <style:text-properties officeooo:rsid="00103736" officeooo:paragraph-rsid="00103736"/>
    </style:style>
    <style:style style:name="P17" style:family="paragraph" style:parent-style-name="Text_20_body">
      <style:text-properties officeooo:rsid="00103736" officeooo:paragraph-rsid="00103736"/>
    </style:style>
    <style:style style:name="P18" style:family="paragraph" style:parent-style-name="Text_20_body" style:list-style-name="L5">
      <style:text-properties officeooo:rsid="00103736" officeooo:paragraph-rsid="00103736"/>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9686"/>
    </style:style>
    <style:style style:name="T2" style:family="text">
      <style:text-properties fo:font-style="italic" style:font-style-asian="italic" style:font-style-complex="italic"/>
    </style:style>
    <style:style style:name="T3" style:family="text">
      <style:text-properties fo:font-style="italic" officeooo:rsid="00029686" style:font-style-asian="italic" style:font-style-complex="italic"/>
    </style:style>
    <style:style style:name="T4" style:family="text">
      <style:text-properties fo:font-style="italic" officeooo:rsid="00068368" style:font-style-asian="italic" style:font-style-complex="italic"/>
    </style:style>
    <style:style style:name="T5" style:family="text">
      <style:text-properties officeooo:rsid="00068368"/>
    </style:style>
    <style:style style:name="T6" style:family="text">
      <style:text-properties officeooo:rsid="0009a575" fo:background-color="#fff200" loext:char-shading-value="0"/>
    </style:style>
    <style:style style:name="T7" style:family="text">
      <style:text-properties officeooo:rsid="000e6cd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9_1643356137" text:style-name="Index_20_Link" text:visited-style-name="Index_20_Link"><text:s/>1.1 <text:s/>Subsystems and sandboxes<text:tab/>1</text:a></text:p>
          <text:p text:style-name="P20"><text:a xlink:type="simple" xlink:href="#__RefHeading___Toc111_1643356137" text:style-name="Index_20_Link" text:visited-style-name="Index_20_Link"><text:s/>1.1.1 <text:s/>Sandbox classification<text:tab/>1</text:a></text:p>
          <text:p text:style-name="P20"><text:a xlink:type="simple" xlink:href="#__RefHeading___Toc113_1643356137" text:style-name="Index_20_Link" text:visited-style-name="Index_20_Link"><text:s/>1.1.2 <text:s/>Managing the sandboxes<text:tab/>2</text:a></text:p>
          <text:p text:style-name="P21"><text:a xlink:type="simple" xlink:href="#__RefHeading___Toc115_1643356137" text:style-name="Index_20_Link" text:visited-style-name="Index_20_Link"><text:s/>2 <text:s/>Memory management<text:tab/>2</text:a></text:p>
          <text:p text:style-name="P19"><text:a xlink:type="simple" xlink:href="#__RefHeading___Toc117_1643356137" text:style-name="Index_20_Link" text:visited-style-name="Index_20_Link"><text:s/>2.1 <text:s/>Address spaces and segment mapping<text:tab/>2</text:a></text:p>
        </text:index-body>
      </text:table-of-content>
      <text:p text:style-name="Standard"/>
      <text:p text:style-name="Standard"/>
      <text:h text:style-name="Heading_20_2" text:outline-level="2"><text:bookmark-start text:name="__RefHeading___Toc109_1643356137"/>Subsystems and <text:span text:style-name="T1">sandboxes</text:span><text:bookmark-end text:name="__RefHeading___Toc109_1643356137"/></text:h>
      <text:p text:style-name="P7">A <text:span text:style-name="T2">subsystem</text:span> is a combination of an underlying hardware architecture and an OS for which applications can be built and then executed under HADES. Examples of subsystems are “x86/Windows”, “ARM64/Linux”, etc.</text:p>
      <text:p text:style-name="P7">A <text:span text:style-name="T2">sandbox</text:span> is an instance of a specific subsystems. Different sandboxes that belong to the same subsystem may e.g. offer running programs access to different disk partitions and/or peripheral devices, etc.</text:p>
      <text:h text:style-name="Heading_20_3" text:outline-level="3"><text:bookmark-start text:name="__RefHeading___Toc111_1643356137"/>Sandbox classification<text:bookmark-end text:name="__RefHeading___Toc111_1643356137"/></text:h>
      <text:list xml:id="list1853503187" text:style-name="L1">
        <text:list-item>
          <text:p text:style-name="P9"><text:span text:style-name="T1">A sandbox is classified as </text:span><text:span text:style-name="T3">native</text:span><text:span text:style-name="T1"> if the hardware architecture it implements is the same as the actual hardware on which HADES is running; otherwise such sandbox is classified as </text:span><text:span text:style-name="T3">emulated</text:span><text:span text:style-name="T1">.</text:span></text:p>
        </text:list-item>
        <text:list-item>
          <text:p text:style-name="P8">A sandbox is classified as <text:span text:style-name="T2">unrestricted</text:span> if programs running there can potentially access any resources available to HADES; otherwise such sandbox is classified as <text:span text:style-name="T2">restricted</text:span>.</text:p>
        </text:list-item>
      </text:list>
      <text:p text:style-name="P1">The combination of the two types of classification allows the following four types of sandboxes to exist:</text:p>
      <text:list xml:id="list929238705" text:style-name="L2">
        <text:list-item>
          <text:p text:style-name="P2">A <text:span text:style-name="T2">native unrestricted</text:span> sandbox is the one where programs run on the actual underlying hardware and can access any of the resources controlled by HADES. At least one sandbox of this type always exists – the system sandbox – which is created by HADES installation. In many cases, this will be the only sandbox required by the user.</text:p>
        </text:list-item>
        <text:list-item>
          <text:p text:style-name="P2">A <text:span text:style-name="T2">native restricted</text:span> sandbox is the one where programs run on the actual underlying hardware, but the set of resources available to these programs are limited (e.g. only a single terminal can be used, some disk partitions are hidden, etc.) This is for programs that need to run in a controlled environment (similar to Docker on PCs).</text:p>
        </text:list-item>
        <text:list-item>
          <text:p text:style-name="P2">An <text:span text:style-name="T2">emulated unrestricted</text:span> sandbox allows running program compiled for hardware architecture other that the underlying hardware . For example, a program compiled for ARM64/HADES may be executed on an AMD64/HADES host in such a sandbox.</text:p>
        </text:list-item>
        <text:list-item>
          <text:p text:style-name="P2">An <text:span text:style-name="T2">emulated restricted</text:span> sandbox allows running program compiled for hardware architecture and/or OSes other that the underlying hardware and/or HADES. This is similar to e.g. running a Windows program under Linux under the control of WINE; in this case “restrictions” will be expressed in e.g. which Linux directories will be made available to a running program as “Windows disk drives”, etc.</text:p>
        </text:list-item>
      </text:list>
      <text:p text:style-name="P6"/>
      <text:p text:style-name="P6"><text:soft-page-break/>Note that the purpose of emulated sandboxes is not to run a different OS in them – it is to run [mostly] user-mode written for a different architecture/OS on a HADES machine. For example, an ARM64/HADES configured with a x86/Linux sandbox will not run a Linux kernel (etc.) in that sandbox – it will run user-mode x86/Linux programs <text:span text:style-name="T2">as if</text:span> they were running in a native x85/inux environment.</text:p>
      <text:h text:style-name="Heading_20_3" text:outline-level="3"><text:bookmark-start text:name="__RefHeading___Toc113_1643356137"/>Managing the sandboxes<text:bookmark-end text:name="__RefHeading___Toc113_1643356137"/></text:h>
      <text:p text:style-name="P3">For a sandbox to exist, the corresponding subsystem must be made available first; this is done by installing corresponding HADES components.</text:p>
      <text:p text:style-name="P3"/>
      <text:p text:style-name="P3">Once this is done, sandboxes can be created, modified and destroyed dynamically (subject to the user having appropriate access rights). As an exception, the <text:span text:style-name="T2">system sandbox</text:span> can be configured (to a degree), but not destroyed, as this will make the system unusable.</text:p>
      <text:p text:style-name="P3"/>
      <text:h text:style-name="Heading_20_1" text:outline-level="1"><text:bookmark-start text:name="__RefHeading___Toc115_1643356137"/>Memory management<text:bookmark-end text:name="__RefHeading___Toc115_1643356137"/></text:h>
      <text:p text:style-name="P4">The key concept in HADFES memory management is that of a <text:span text:style-name="T2">segment</text:span> – a continuous block of “memory” of some size some ranges within which may be <text:span text:style-name="T2">committed</text:span> (<text:span text:style-name="T5">i.e. </text:span>have actual “memory” there <text:span text:style-name="T5">and allow reading and/or writing of data) while </text:span>other may be <text:span text:style-name="T4">uncommitted</text:span><text:span text:style-name="T5"> (i.e. </text:span>“holes” <text:span text:style-name="T5">that are not usable for data storage purposes)</text:span>.</text:p>
      <text:p text:style-name="P4"/>
      <text:p text:style-name="P5">Segments are created dynamically and can be resized as needed; ranges within a segment may also be committed and/or uncommitted dynamically.</text:p>
      <text:h text:style-name="Heading_20_2" text:outline-level="2"><text:bookmark-start text:name="__RefHeading___Toc117_1643356137"/>Address spaces and segment mapping<text:bookmark-end text:name="__RefHeading___Toc117_1643356137"/></text:h>
      <text:p text:style-name="P10">Every running process has its own private <text:span text:style-name="T2">address space</text:span> – the range of addresses that the process can address. Some ranges within the address space will have actual memory in them, other wouldn’t.</text:p>
      <text:p text:style-name="P11">For a process running in a <text:span text:style-name="T2">native</text:span> sandbox the address space is defined by whatever memory management facilities the underlying hardware provides (e.g. virtual or protected memory, etc.) A native <text:span text:style-name="T2">restricted sandbox</text:span> may restrict these facilities (by e.g. imposing a commit quota on a process).</text:p>
      <text:p text:style-name="P11">When a process runs in an emulated sandbox, the <text:span text:style-name="T6">TODO</text:span></text:p>
      <text:h text:style-name="Heading_20_1" text:outline-level="1">Security and identity management</text:h>
      <text:p text:style-name="P12">Security in HADES is organized around several key concepts:</text:p>
      <text:list xml:id="list859141368" text:style-name="L3">
        <text:list-item>
          <text:p text:style-name="P13">Identity – a confirmed token that identifies one of the actors that can perform some permitted actions.</text:p>
        </text:list-item>
      </text:list>
      <text:h text:style-name="Heading_20_2" text:outline-level="2">Identities</text:h>
      <text:p text:style-name="P14">An <text:span text:style-name="T2">identity</text:span> acts like a pass that both uniquely identifies the actor in HADES and specifies what that actor is permitted (or not permitted) to do. There are several kinds of identities:</text:p>
      <text:list xml:id="list1727968847" text:style-name="L4">
        <text:list-item>
          <text:p text:style-name="P15">A <text:span text:style-name="T2">system identity</text:span> represents the HADES kernel. Anything is permitted to an actor with this identity.</text:p>
        </text:list-item>
        <text:list-item>
          <text:p text:style-name="P15">A <text:span text:style-name="T2">user identity</text:span> represents a user who can log in to HADES in order to do some work (subject to capabilities assigned to an identity in question).</text:p>
        </text:list-item>
        <text:list-item>
          <text:p text:style-name="P15">A <text:span text:style-name="T2">synthetic identity</text:span> is very <text:span text:style-name="T7">much like a user identity, except it cannot be used for interactive user logins. Synthetic identities will normally be used by various system services.</text:span></text:p>
        </text:list-item>
        <text:list-item>
          <text:p text:style-name="P16">A <text:span text:style-name="T2">group identity</text:span> is a special kind of identity that allows organizing other identities into a set of hierarchies. Capabilities of a group identity are inherited by group member identities (unless redefined for the individual members).</text:p>
        </text:list-item>
      </text:list>
      <text:p text:style-name="P17">Note that the <text:span text:style-name="T2">system identity</text:span> stands apart in that:</text:p>
      <text:list xml:id="list3355921737" text:style-name="L5">
        <text:list-item>
          <text:p text:style-name="P18">It can never be used for user login,</text:p>
        </text:list-item>
        <text:list-item>
          <text:p text:style-name="P18">It can never be assigned as a member to any group identity.</text:p>
        </text:list-item>
        <text:list-item>
          <text:p text:style-name="P18">It implies some special capabilities that cannot ever be granted to any other identities.</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01-10T16:49:51.914819102</dc:date>
    <meta:editing-duration>PT1H32M5S</meta:editing-duration>
    <meta:editing-cycles>15</meta:editing-cycles>
    <meta:document-statistic meta:table-count="0" meta:image-count="0" meta:object-count="0" meta:page-count="4" meta:paragraph-count="41" meta:word-count="912" meta:character-count="5581" meta:non-whitespace-character-count="4700"/>
  </office:meta>
</office:document-meta>
</file>